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69cm" fo:min-width="2.90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69cm" fo:min-width="2.9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3.97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111cm" fo:min-width="2.2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3.5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3.769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1.8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999999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color="#ff3333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color="#3333ff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999999" fo:font-weight="bold" style:font-weight-asian="bold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fo:color="#999999"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3333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4.812cm" svg:height="2.147cm" svg:x="9.219cm" svg:y="4.289cm">
          <text:p text:style-name="P1"><text:span text:style-name="T1">INAC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811cm" svg:height="2.147cm" svg:x="9.59cm" svg:y="12.284cm">
          <text:p text:style-name="P1"><text:span text:style-name="T2">TRIGGE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4.031cm" svg:y1="5.363cm" svg:x2="14.401cm" svg:y2="13.358cm" draw:start-shape="id1" draw:start-glue-point="10" draw:end-shape="id2" draw:end-glue-point="10" svg:d="M14031 5363c1306 0 1121 7995 370 7995" svg:viewBox="0 0 959 7996">
          <text:p/>
        </draw:connector>
        <draw:frame draw:style-name="gr4" draw:text-style-name="P5" draw:layer="layout" svg:width="6.043cm" svg:height="0.806cm" draw:transform="rotate (-0.5234242426731) translate (14.626cm 4.1cm)">
          <draw:text-box>
            <text:p><text:span text:style-name="T3">triggerCondition() == true</text:span></text:p>
          </draw:text-box>
        </draw:frame>
        <draw:custom-shape draw:style-name="gr5" draw:text-style-name="P6" xml:id="id3" draw:id="id3" draw:layer="layout" svg:width="3.849cm" svg:height="1.925cm" svg:x="5cm" svg:y="8.286cm">
          <text:p text:style-name="P1"><text:span text:style-name="T4">EN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4" draw:id="id4" draw:layer="layout" svg:width="3.849cm" svg:height="1.925cm" svg:x="9.664cm" svg:y="8.287cm">
          <text:p text:style-name="P1"><text:span text:style-name="T1">ABOR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9.59cm" svg:y1="13.358cm" svg:x2="6.924cm" svg:y2="10.211cm" draw:start-shape="id2" draw:start-glue-point="6" draw:end-shape="id3" draw:end-glue-point="8" svg:d="M9590 13358c-1778 0-2666-1049-2666-3147" svg:viewBox="0 0 2667 3148">
          <text:p/>
        </draw:connector>
        <draw:connector draw:style-name="gr3" draw:text-style-name="P4" draw:layer="layout" draw:type="curve" svg:x1="6.924cm" svg:y1="8.286cm" svg:x2="9.219cm" svg:y2="5.363cm" draw:start-shape="id3" draw:start-glue-point="4" draw:end-shape="id1" draw:end-glue-point="6" svg:d="M6924 8286c0-1949 765-2923 2295-2923" svg:viewBox="0 0 2296 2924">
          <text:p/>
        </draw:connector>
        <draw:connector draw:style-name="gr3" draw:text-style-name="P4" draw:layer="layout" draw:type="curve" svg:x1="11.588cm" svg:y1="8.287cm" svg:x2="11.625cm" svg:y2="6.436cm" draw:start-shape="id4" draw:start-glue-point="4" draw:end-shape="id1" draw:end-glue-point="8" svg:d="M11588 8287c0-1389 37-464 37-1851" svg:viewBox="0 0 38 1852">
          <text:p/>
        </draw:connector>
        <draw:connector draw:style-name="gr3" draw:text-style-name="P4" draw:layer="layout" draw:type="curve" svg:x1="11.996cm" svg:y1="12.284cm" svg:x2="11.588cm" svg:y2="10.212cm" draw:start-shape="id2" draw:start-glue-point="4" draw:end-shape="id4" draw:end-glue-point="8" svg:d="M11996 12284c0-1554-408-518-408-2072" svg:viewBox="0 0 409 2073">
          <text:p/>
        </draw:connector>
        <draw:frame draw:style-name="gr6" draw:text-style-name="P5" draw:layer="layout" svg:width="5.463cm" svg:height="0.806cm" draw:transform="rotate (-0.523598775598299) translate (5.893cm 11.65cm)">
          <draw:text-box>
            <text:p><text:span text:style-name="T3">endCondition() == true</text:span></text:p>
          </draw:text-box>
        </draw:frame>
        <draw:frame draw:style-name="gr7" draw:text-style-name="P5" draw:layer="layout" svg:width="5.768cm" svg:height="0.806cm" svg:x="11.987cm" svg:y="11.067cm">
          <draw:text-box>
            <text:p><text:span text:style-name="T3">abortCondition() == true</text:span></text:p>
          </draw:text-box>
        </draw:frame>
        <draw:custom-shape draw:style-name="gr8" draw:text-style-name="P1" draw:layer="layout" svg:width="2.7cm" svg:height="1.2cm" svg:x="1.8cm" svg:y="8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1.946cm" svg:height="1cm" svg:x="2.3cm" svg:y="7.6cm">
          <draw:text-box>
            <text:p>Sav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3:10:09.440685850</meta:creation-date>
    <dc:date>2017-04-24T15:26:03.790226211</dc:date>
    <meta:editing-duration>PT1M13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